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Mono1" svg:font-family="'Liberation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6bbe2a"/>
    </style:style>
    <style:style style:name="P4" style:family="paragraph" style:parent-style-name="Standard">
      <style:text-properties style:use-window-font-color="true" style:font-name="Ubuntu" fo:font-weight="normal" officeooo:rsid="000ec46c" officeooo:paragraph-rsid="006fdc05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Ubuntu" fo:font-weight="normal" officeooo:rsid="000ec46c" officeooo:paragraph-rsid="0089a883" style:font-size-asian="10.5pt" style:font-weight-asian="normal" style:font-weight-complex="normal"/>
    </style:style>
    <style:style style:name="P6" style:family="paragraph" style:parent-style-name="Standard">
      <style:text-properties officeooo:rsid="006bbe2a" officeooo:paragraph-rsid="006bbe2a"/>
    </style:style>
    <style:style style:name="P7" style:family="paragraph" style:parent-style-name="Standard">
      <style:text-properties officeooo:rsid="006fdc05" officeooo:paragraph-rsid="006fdc05"/>
    </style:style>
    <style:style style:name="P8" style:family="paragraph" style:parent-style-name="Standard">
      <style:text-properties officeooo:rsid="0072b479" officeooo:paragraph-rsid="0072b479"/>
    </style:style>
    <style:style style:name="P9" style:family="paragraph" style:parent-style-name="Standard">
      <style:text-properties officeooo:rsid="0066b9ae" officeooo:paragraph-rsid="00791642"/>
    </style:style>
    <style:style style:name="P10" style:family="paragraph" style:parent-style-name="Standard">
      <style:text-properties officeooo:rsid="0066b9ae" officeooo:paragraph-rsid="008277b7"/>
    </style:style>
    <style:style style:name="P11" style:family="paragraph" style:parent-style-name="Text_20_body">
      <style:text-properties officeooo:paragraph-rsid="0084a04f"/>
    </style:style>
    <style:style style:name="P12" style:family="paragraph" style:parent-style-name="Text_20_body">
      <style:text-properties style:use-window-font-color="true" style:font-name="Ubuntu" fo:font-weight="normal" officeooo:rsid="0076d665" officeooo:paragraph-rsid="0089a883" style:font-size-asian="10.5pt" style:font-weight-asian="normal" style:font-weight-complex="normal"/>
    </style:style>
    <style:style style:name="P13" style:family="paragraph" style:parent-style-name="Text_20_body">
      <style:text-properties officeooo:rsid="0076d665" officeooo:paragraph-rsid="0089a883"/>
    </style:style>
    <style:style style:name="P14" style:family="paragraph" style:parent-style-name="Standard" style:list-style-name="L1">
      <style:text-properties officeooo:rsid="0072b479" officeooo:paragraph-rsid="00791642"/>
    </style:style>
    <style:style style:name="P15" style:family="paragraph" style:parent-style-name="Standard" style:list-style-name="L1">
      <style:text-properties officeooo:rsid="007e64c7" officeooo:paragraph-rsid="007e64c7"/>
    </style:style>
    <style:style style:name="P16" style:family="paragraph" style:parent-style-name="Standard" style:list-style-name="L3">
      <style:text-properties officeooo:paragraph-rsid="0089a883"/>
    </style:style>
    <style:style style:name="P17" style:family="paragraph" style:parent-style-name="Standard" style:list-style-name="L3">
      <style:text-properties style:use-window-font-color="true" style:font-name="Ubuntu" fo:font-weight="normal" officeooo:rsid="0076d665" officeooo:paragraph-rsid="0089a883" style:font-size-asian="10.5pt" style:font-weight-asian="normal" style:font-weight-complex="normal"/>
    </style:style>
    <style:style style:name="P18" style:family="paragraph" style:parent-style-name="Standard" style:list-style-name="L5">
      <style:text-properties officeooo:paragraph-rsid="00791642"/>
    </style:style>
    <style:style style:name="P19" style:family="paragraph" style:parent-style-name="Standard" style:list-style-name="L5">
      <style:text-properties officeooo:paragraph-rsid="0081eee2"/>
    </style:style>
    <style:style style:name="P20" style:family="paragraph" style:parent-style-name="Standard" style:list-style-name="L5">
      <style:text-properties officeooo:rsid="0066b9ae" officeooo:paragraph-rsid="00791642"/>
    </style:style>
    <style:style style:name="P21" style:family="paragraph" style:parent-style-name="Standard" style:list-style-name="L5">
      <style:text-properties officeooo:rsid="0066b9ae" officeooo:paragraph-rsid="007cd1af"/>
    </style:style>
    <style:style style:name="P22" style:family="paragraph" style:parent-style-name="Standard" style:list-style-name="L6">
      <style:text-properties officeooo:rsid="0066b9ae" officeooo:paragraph-rsid="007a30f4"/>
    </style:style>
    <style:style style:name="P23" style:family="paragraph" style:parent-style-name="Standard" style:list-style-name="L6">
      <style:text-properties officeooo:rsid="0066b9ae" officeooo:paragraph-rsid="007bc5c2"/>
    </style:style>
    <style:style style:name="P24" style:family="paragraph" style:parent-style-name="Standard" style:list-style-name="L6">
      <style:text-properties officeooo:rsid="0066b9ae" officeooo:paragraph-rsid="007d4e7c"/>
    </style:style>
    <style:style style:name="P25" style:family="paragraph" style:parent-style-name="Standard" style:list-style-name="L6">
      <style:text-properties officeooo:rsid="0066b9ae" officeooo:paragraph-rsid="007e64c7"/>
    </style:style>
    <style:style style:name="P26" style:family="paragraph" style:parent-style-name="Standard" style:list-style-name="L6">
      <style:text-properties officeooo:rsid="0066b9ae" officeooo:paragraph-rsid="007f4f9b"/>
    </style:style>
    <style:style style:name="P27" style:family="paragraph" style:parent-style-name="Standard" style:list-style-name="L6">
      <style:text-properties officeooo:rsid="0066b9ae" officeooo:paragraph-rsid="008277b7"/>
    </style:style>
    <style:style style:name="P28" style:family="paragraph" style:parent-style-name="Standard">
      <style:text-properties officeooo:rsid="000ec46c" officeooo:paragraph-rsid="0072b479"/>
    </style:style>
    <style:style style:name="P29" style:family="paragraph" style:parent-style-name="Standard" style:list-style-name="L1">
      <style:text-properties officeooo:rsid="008b4557" officeooo:paragraph-rsid="008b4557"/>
    </style:style>
    <style:style style:name="P30" style:family="paragraph" style:parent-style-name="Text_20_body" style:list-style-name="L2">
      <style:text-properties style:use-window-font-color="true" style:font-name="Ubuntu" fo:font-weight="normal" officeooo:rsid="0076d665" officeooo:paragraph-rsid="0089a883" style:font-size-asian="10.5pt" style:font-weight-asian="normal" style:font-weight-complex="normal"/>
    </style:style>
    <style:style style:name="P31" style:family="paragraph" style:parent-style-name="Text_20_body" style:list-style-name="L4">
      <style:text-properties officeooo:rsid="0074761f" officeooo:paragraph-rsid="0074761f"/>
    </style:style>
    <style:style style:name="P32" style:family="paragraph" style:parent-style-name="Text_20_body" style:list-style-name="L4">
      <style:text-properties officeooo:rsid="0074761f" officeooo:paragraph-rsid="0081eee2"/>
    </style:style>
    <style:style style:name="P33" style:family="paragraph" style:parent-style-name="Text_20_body" style:list-style-name="L4">
      <style:text-properties officeooo:rsid="00788a37" officeooo:paragraph-rsid="00788a37"/>
    </style:style>
    <style:style style:name="P34" style:family="paragraph" style:parent-style-name="Text_20_body" style:list-style-name="L7">
      <style:text-properties officeooo:paragraph-rsid="008277b7"/>
    </style:style>
    <style:style style:name="P35" style:family="paragraph" style:parent-style-name="Text_20_body" style:list-style-name="L7">
      <style:text-properties officeooo:paragraph-rsid="0082e9d9"/>
    </style:style>
    <style:style style:name="P36" style:family="paragraph" style:parent-style-name="Text_20_body" style:list-style-name="L7">
      <style:text-properties officeooo:paragraph-rsid="0084a04f"/>
    </style:style>
    <style:style style:name="P37" style:family="paragraph" style:parent-style-name="Text_20_body" style:list-style-name="L7">
      <style:text-properties officeooo:paragraph-rsid="0086a2b1"/>
    </style:style>
    <style:style style:name="P38" style:family="paragraph" style:parent-style-name="Text_20_body" style:list-style-name="L8">
      <style:text-properties officeooo:paragraph-rsid="0086a2b1"/>
    </style:style>
    <style:style style:name="P39" style:family="paragraph" style:parent-style-name="Text_20_body" style:list-style-name="L8">
      <style:text-properties officeooo:paragraph-rsid="0088067a"/>
    </style:style>
    <style:style style:name="P40" style:family="paragraph" style:parent-style-name="Heading_20_1">
      <style:paragraph-properties fo:text-align="center" style:justify-single-word="false"/>
      <style:text-properties officeooo:paragraph-rsid="00791642"/>
    </style:style>
    <style:style style:name="P41" style:family="paragraph" style:parent-style-name="Heading_20_3">
      <style:text-properties officeooo:paragraph-rsid="0089a883"/>
    </style:style>
    <style:style style:name="P42" style:family="paragraph" style:parent-style-name="Heading_20_3">
      <style:text-properties style:use-window-font-color="true" style:font-name="Ubuntu" fo:font-weight="normal" officeooo:rsid="000ec46c" officeooo:paragraph-rsid="0089a883" style:font-size-asian="10.5pt" style:font-weight-asian="normal" style:font-weight-complex="normal"/>
    </style:style>
    <style:style style:name="P43" style:family="paragraph" style:parent-style-name="Heading_20_3">
      <style:text-properties officeooo:rsid="00119378" officeooo:paragraph-rsid="0027739c"/>
    </style:style>
    <style:style style:name="P44" style:family="paragraph" style:parent-style-name="Heading_20_3">
      <style:text-properties officeooo:rsid="00119378" officeooo:paragraph-rsid="00791642"/>
    </style:style>
    <style:style style:name="P45" style:family="paragraph" style:parent-style-name="Heading_20_3">
      <style:text-properties officeooo:paragraph-rsid="0086a2b1"/>
    </style:style>
    <style:style style:name="T1" style:family="text">
      <style:text-properties officeooo:rsid="00521f32"/>
    </style:style>
    <style:style style:name="T2" style:family="text">
      <style:text-properties officeooo:rsid="007e64c7"/>
    </style:style>
    <style:style style:name="T3" style:family="text">
      <style:text-properties officeooo:rsid="000ec46c"/>
    </style:style>
    <style:style style:name="T4" style:family="text">
      <style:text-properties officeooo:rsid="001fff35"/>
    </style:style>
    <style:style style:name="T5" style:family="text">
      <style:text-properties style:use-window-font-color="true" style:font-name="Ubuntu2" fo:font-weight="normal" officeooo:rsid="0072b479" style:font-size-asian="10.5pt" style:font-weight-asian="normal" style:font-weight-complex="normal"/>
    </style:style>
    <style:style style:name="T6" style:family="text">
      <style:text-properties style:use-window-font-color="true" style:font-name="Ubuntu2" fo:font-weight="normal" officeooo:rsid="0074761f" style:font-size-asian="10.5pt" style:font-weight-asian="normal" style:font-weight-complex="normal"/>
    </style:style>
    <style:style style:name="T7" style:family="text">
      <style:text-properties style:use-window-font-color="true" style:font-name="Ubuntu2" fo:font-weight="normal" officeooo:rsid="007a30f4" style:font-size-asian="10.5pt" style:font-weight-asian="normal" style:font-weight-complex="normal"/>
    </style:style>
    <style:style style:name="T8" style:family="text">
      <style:text-properties style:use-window-font-color="true" style:font-name="Ubuntu2" fo:font-weight="normal" officeooo:rsid="007bc5c2" style:font-size-asian="10.5pt" style:font-weight-asian="normal" style:font-weight-complex="normal"/>
    </style:style>
    <style:style style:name="T9" style:family="text">
      <style:text-properties style:use-window-font-color="true" style:font-name="Ubuntu2" fo:font-weight="normal" officeooo:rsid="007cd1af" style:font-size-asian="10.5pt" style:font-weight-asian="normal" style:font-weight-complex="normal"/>
    </style:style>
    <style:style style:name="T10" style:family="text">
      <style:text-properties style:use-window-font-color="true" style:font-name="Ubuntu2" fo:font-weight="normal" officeooo:rsid="007ce106" style:font-size-asian="10.5pt" style:font-weight-asian="normal" style:font-weight-complex="normal"/>
    </style:style>
    <style:style style:name="T11" style:family="text">
      <style:text-properties style:use-window-font-color="true" style:font-name="Ubuntu2" fo:font-weight="normal" officeooo:rsid="007d4e7c" style:font-size-asian="10.5pt" style:font-weight-asian="normal" style:font-weight-complex="normal"/>
    </style:style>
    <style:style style:name="T12" style:family="text">
      <style:text-properties style:use-window-font-color="true" style:font-name="Ubuntu2" fo:font-weight="normal" officeooo:rsid="007e64c7" style:font-size-asian="10.5pt" style:font-weight-asian="normal" style:font-weight-complex="normal"/>
    </style:style>
    <style:style style:name="T13" style:family="text">
      <style:text-properties style:use-window-font-color="true" style:font-name="Ubuntu2" fo:font-weight="normal" officeooo:rsid="007f4f9b" style:font-size-asian="10.5pt" style:font-weight-asian="normal" style:font-weight-complex="normal"/>
    </style:style>
    <style:style style:name="T14" style:family="text">
      <style:text-properties style:use-window-font-color="true" style:font-name="Ubuntu2" fo:font-weight="normal" officeooo:rsid="00801bba" style:font-size-asian="10.5pt" style:font-weight-asian="normal" style:font-weight-complex="normal"/>
    </style:style>
    <style:style style:name="T15" style:family="text">
      <style:text-properties style:use-window-font-color="true" style:font-name="Ubuntu2" fo:font-weight="normal" officeooo:rsid="0081eee2" style:font-size-asian="10.5pt" style:font-weight-asian="normal" style:font-weight-complex="normal"/>
    </style:style>
    <style:style style:name="T16" style:family="text">
      <style:text-properties style:use-window-font-color="true" style:font-name="Ubuntu2" fo:font-weight="normal" officeooo:rsid="008277b7" style:font-size-asian="10.5pt" style:font-weight-asian="normal" style:font-weight-complex="normal"/>
    </style:style>
    <style:style style:name="T17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18" style:family="text">
      <style:text-properties style:use-window-font-color="true" style:font-name="Ubuntu" fo:font-weight="normal" officeooo:rsid="000ec46c" style:font-size-asian="10.5pt" style:font-weight-asian="normal" style:font-weight-complex="normal"/>
    </style:style>
    <style:style style:name="T19" style:family="text">
      <style:text-properties style:font-name="Ubuntu Mono" officeooo:rsid="0078a572"/>
    </style:style>
    <style:style style:name="T20" style:family="text">
      <style:text-properties style:font-name="Ubuntu Mono" officeooo:rsid="0082e9d9"/>
    </style:style>
    <style:style style:name="T21" style:family="text">
      <style:text-properties style:font-name="Ubuntu Mono" officeooo:rsid="0084a04f"/>
    </style:style>
    <style:style style:name="T22" style:family="text">
      <style:text-properties style:font-name="Ubuntu Mono" officeooo:rsid="008277b7"/>
    </style:style>
    <style:style style:name="T23" style:family="text">
      <style:text-properties style:font-name="Ubuntu Mono" officeooo:rsid="0084e053"/>
    </style:style>
    <style:style style:name="T24" style:family="text">
      <style:text-properties style:font-name="Ubuntu Mono" officeooo:rsid="0086a2b1"/>
    </style:style>
    <style:style style:name="T25" style:family="text">
      <style:text-properties officeooo:rsid="0072b479"/>
    </style:style>
    <style:style style:name="T26" style:family="text">
      <style:text-properties officeooo:rsid="00747c0d"/>
    </style:style>
    <style:style style:name="T27" style:family="text">
      <style:text-properties officeooo:rsid="0078a572"/>
    </style:style>
    <style:style style:name="T28" style:family="text">
      <style:text-properties style:font-name="Ubuntu1" fo:font-size="14.1000003814697pt" fo:font-weight="bold" officeooo:rsid="00119378" style:font-name-asian="DejaVu Sans" style:font-size-asian="14.1000003814697pt" style:font-weight-asian="bold" style:font-name-complex="Lohit Hindi" style:font-size-complex="14.1000003814697pt" style:font-weight-complex="bold"/>
    </style:style>
    <style:style style:name="T29" style:family="text">
      <style:text-properties style:font-name="Ubuntu1" fo:font-size="14.1000003814697pt" fo:font-weight="bold" officeooo:rsid="007bc5c2" style:font-name-asian="DejaVu Sans" style:font-size-asian="14.1000003814697pt" style:font-weight-asian="bold" style:font-name-complex="Lohit Hindi" style:font-size-complex="14.1000003814697pt" style:font-weight-complex="bold"/>
    </style:style>
    <style:style style:name="T30" style:family="text">
      <style:text-properties style:font-name="Ubuntu1" fo:font-size="14.1000003814697pt" fo:font-weight="bold" officeooo:rsid="008cd5d7" style:font-name-asian="DejaVu Sans" style:font-size-asian="14.1000003814697pt" style:font-weight-asian="bold" style:font-name-complex="Lohit Hindi" style:font-size-complex="14.1000003814697pt" style:font-weight-complex="bold"/>
    </style:style>
    <style:style style:name="T31" style:family="text">
      <style:text-properties style:font-name="Ubuntu1" fo:font-size="14.1000003814697pt" fo:font-weight="bold" officeooo:rsid="0089a883" style:font-name-asian="DejaVu Sans" style:font-size-asian="14.1000003814697pt" style:font-weight-asian="bold" style:font-name-complex="Lohit Hindi" style:font-size-complex="14.1000003814697pt" style:font-weight-complex="bold"/>
    </style:style>
    <style:style style:name="T32" style:family="text">
      <style:text-properties officeooo:rsid="00801bba"/>
    </style:style>
    <style:style style:name="T33" style:family="text">
      <style:text-properties officeooo:rsid="0081eee2"/>
    </style:style>
    <style:style style:name="T34" style:family="text">
      <style:text-properties style:font-name="Ubuntu2"/>
    </style:style>
    <style:style style:name="T35" style:family="text">
      <style:text-properties style:font-name="Ubuntu2" officeooo:rsid="008277b7"/>
    </style:style>
    <style:style style:name="T36" style:family="text">
      <style:text-properties style:font-name="Ubuntu2" officeooo:rsid="0082e9d9"/>
    </style:style>
    <style:style style:name="T37" style:family="text">
      <style:text-properties style:font-name="Ubuntu2" officeooo:rsid="0084a04f"/>
    </style:style>
    <style:style style:name="T38" style:family="text">
      <style:text-properties style:font-name="Ubuntu2" officeooo:rsid="0084e053"/>
    </style:style>
    <style:style style:name="T39" style:family="text">
      <style:text-properties style:font-name="Ubuntu2" officeooo:rsid="0086a2b1"/>
    </style:style>
    <style:style style:name="T40" style:family="text">
      <style:text-properties style:font-name="Ubuntu2" officeooo:rsid="0088067a"/>
    </style:style>
    <style:style style:name="T41" style:family="text">
      <style:text-properties style:font-name="Ubuntu2" officeooo:rsid="00898c91"/>
    </style:style>
    <style:style style:name="T42" style:family="text">
      <style:text-properties style:font-name="Ubuntu2" officeooo:rsid="008ceb64"/>
    </style:style>
    <style:style style:name="T43" style:family="text">
      <style:text-properties style:font-name="Ubuntu2" officeooo:rsid="008cd5d7"/>
    </style:style>
    <style:style style:name="T44" style:family="text">
      <style:text-properties style:font-name="Ubuntu2" officeooo:rsid="0089a883"/>
    </style:style>
    <style:style style:name="T45" style:family="text">
      <style:text-properties style:font-name="Liberation Mono1" officeooo:rsid="0084a04f"/>
    </style:style>
    <style:style style:name="T46" style:family="text">
      <style:text-properties style:font-name="Liberation Mono1" officeooo:rsid="008277b7"/>
    </style:style>
    <style:style style:name="T47" style:family="text">
      <style:text-properties officeooo:rsid="0089a883"/>
    </style:style>
    <style:style style:name="T48" style:family="text">
      <style:text-properties officeooo:rsid="0076d665"/>
    </style:style>
    <style:style style:name="T49" style:family="text">
      <style:text-properties officeooo:rsid="007e28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T<text:span text:style-name="T4">P</text:span> <text:span text:style-name="T25">5</text:span> <text:span text:style-name="T3">— Approfondissement — PHP</text:span></text:h>
      <text:p text:style-name="P2"/>
      <text:p text:style-name="P28">Le but de ce TP est :</text:p>
      <text:list xml:id="list3368687988" text:style-name="L1">
        <text:list-item>
          <text:p text:style-name="P29">gérer les erreurs de type 404 objet introuvable</text:p>
        </text:list-item>
        <text:list-item>
          <text:p text:style-name="P14">de voir comment on peut faire de la recherche dans une table </text:p>
        </text:list-item>
        <text:list-item>
          <text:p text:style-name="P14">de voir comment on peut stocker un mot de passe</text:p>
        </text:list-item>
        <text:list-item>
          <text:p text:style-name="P15">de modifier un article avec sa catégorie <text:span text:style-name="T32">et état publié / non-publié.</text:span></text:p>
        </text:list-item>
      </text:list>
      <text:p text:style-name="P3"/>
      <text:p text:style-name="P8">Nous allons continuer le TP 4.</text:p>
      <text:p text:style-name="P3"/>
      <text:p text:style-name="P6">Sur ubuntu, ouvrer un dossier et faites en bas à gauche « connect to server », inscrivez l’url : <text:a xlink:type="simple" xlink:href="sftp://val-bd-miage.e.ujf-grenoble.fr/var/www/html/groupeX" text:style-name="Internet_20_link" text:visited-style-name="Visited_20_Internet_20_Link">sftp://val-bd-miage.e.ujf-grenoble.fr/var/www/html/groupeX</text:a></text:p>
      <text:p text:style-name="P6">Identifez vous avec le login : martelna et le mot de passe toto.</text:p>
      <text:p text:style-name="P6"/>
      <text:p text:style-name="P6">Pour y accéder via le navigateur, allez à l’url : <text:a xlink:type="simple" xlink:href="http://val-bd-miage.e.ujf-grenoble.fr/groupeX" text:style-name="Internet_20_link" text:visited-style-name="Visited_20_Internet_20_Link">http://val-bd-miage.e.ujf-grenoble.fr/groupeX</text:a> </text:p>
      <text:p text:style-name="P6"/>
      <text:p text:style-name="P6">Pour accéder à la base de données vous aurez besoin des identifiants suivant :</text:p>
      <text:p text:style-name="P6">login : martelna</text:p>
      <text:p text:style-name="P6">mot de passe:toto</text:p>
      <text:p text:style-name="P6"/>
      <text:p text:style-name="P7">N’hésitez pas à consulter la documentation PHP : <text:a xlink:type="simple" xlink:href="http://www.php.net/" text:style-name="Internet_20_link" text:visited-style-name="Visited_20_Internet_20_Link">http://www.php.net/</text:a></text:p>
      <text:p text:style-name="P4"/>
      <text:h text:style-name="P41" text:outline-level="3">Question <text:span text:style-name="T47">0</text:span>. <text:span text:style-name="T48">Admin</text:span></text:h>
      <text:p text:style-name="P13"><text:span text:style-name="T18">P</text:span><text:span text:style-name="T17">our avoir une visualisation de toutes nos données d’un coup, allez dans le fichier admin.php. Les requêtes sont en haut du fichier. </text:span></text:p>
      <text:p text:style-name="P12">Modifier le cas échéant le nom des tables et des champs. Vous devez avoir une pages sans <text:span text:style-name="T49">erreurs.</text:span></text:p>
      <text:p text:style-name="P12">Modifier le code pour : </text:p>
      <text:list xml:id="list1874337426" text:style-name="L2">
        <text:list-item>
          <text:p text:style-name="P30">Afficher une colonne dans les catégories indiquant le nombre d’article qu’elle contient. (Inutile d’ajouter un champ dans votre table)</text:p>
        </text:list-item>
        <text:list-item>
          <text:p text:style-name="P30">Afficher le nom de l’auteur à la place de son id dans les articles.</text:p>
        </text:list-item>
        <text:list-item>
          <text:p text:style-name="P30">Afficher le nom de la catégorie à la place de id dans les articles.</text:p>
        </text:list-item>
        <text:list-item>
          <text:p text:style-name="P30">Afficher une colonne supplémentaire dans les articles indiquant le nombre de commentaires qu’il y a à l’article. </text:p>
        </text:list-item>
        <text:list-item>
          <text:p text:style-name="P30">Afficher le nom de l’article à la place de son id dans les commentaires.</text:p>
        </text:list-item>
        <text:list-item>
          <text:p text:style-name="P30">Afficher une colonne supplémentaire dans les utilisateurs indiquant le nombre d’articles dont il est l’auteur. </text:p>
        </text:list-item>
      </text:list>
      <text:p text:style-name="P5"/>
      <text:h text:style-name="P42" text:outline-level="3"><text:span text:style-name="Source_20_Text"><text:span text:style-name="T28">Question </text:span></text:span><text:span text:style-name="Source_20_Text"><text:span text:style-name="T31">1</text:span></text:span><text:span text:style-name="Source_20_Text"><text:span text:style-name="T28">. </text:span></text:span><text:span text:style-name="Source_20_Text"><text:span text:style-name="T30">Gestion des erreurs</text:span></text:span></text:h>
      <text:list xml:id="list607708407" text:style-name="L3">
        <text:list-item>
          <text:p text:style-name="P16"><text:span text:style-name="Source_20_Text"><text:span text:style-name="T34">Sur la page d’un article (posts.php) vous faites un requête en récupérant un paramètre de l’URL, que se passe-t-il si cet identifiant n’existe pas dans la base ?</text:span></text:span></text:p>
        </text:list-item>
        <text:list-item>
          <text:p text:style-name="P16"><text:soft-page-break/><text:span text:style-name="Source_20_Text"><text:span text:style-name="T34">Vérifier la réponse à votre requêtes SQL pour vous assurez qu’il y ait bien un résultat, sinon afficher un message d’erreur (type erreur 404)</text:span></text:span></text:p>
        </text:list-item>
        <text:list-item>
          <text:p text:style-name="P16"><text:span text:style-name="Source_20_Text"><text:span text:style-name="T34">En cas d’erreur, rediriger l’utilisateur vers la page d’accueil et afficher un message </text:span></text:span><text:span text:style-name="Source_20_Text"><text:span text:style-name="T43">d’erreur. (vous pouvez utiliser la variable php de session $_SESSION </text:span></text:span><text:span text:style-name="Source_20_Text"><text:span text:style-name="T42">ou utilisez les fonctions de ce fichier </text:span></text:span><text:a xlink:type="simple" xlink:href="https://github.com/nathanaelmartel/TP4database/blob/master/lib/flash.php" text:style-name="Internet_20_link" text:visited-style-name="Visited_20_Internet_20_Link"><text:span text:style-name="Source_20_Text"><text:span text:style-name="T42">https://github.com/nathanaelmartel/TP4database/blob/master/lib/flash.php</text:span></text:span></text:a><text:span text:style-name="Source_20_Text"><text:span text:style-name="T42"> </text:span></text:span><text:span text:style-name="Source_20_Text"><text:span text:style-name="T43">).</text:span></text:span></text:p>
          <text:p text:style-name="P17"><text:span text:style-name="Source_20_Text"><text:span text:style-name="T42">Pour la redirection, vous pouvez regarder </text:span></text:span><text:a xlink:type="simple" xlink:href="https://gist.github.com/nathanaelmartel/58d16577140722b1cdc1b4d628d3ae26" text:style-name="Internet_20_link" text:visited-style-name="Visited_20_Internet_20_Link"><text:span text:style-name="Source_20_Text"><text:span text:style-name="T42">https://gist.github.com/nathanaelmartel/58d16577140722b1cdc1b4d628d3ae26</text:span></text:span></text:a><text:span text:style-name="Source_20_Text"><text:span text:style-name="T42"> </text:span></text:span></text:p>
        </text:list-item>
      </text:list>
      <text:h text:style-name="P43" text:outline-level="3"/>
      <text:h text:style-name="P43" text:outline-level="3">Question <text:span text:style-name="T47">2</text:span>. Recherche</text:h>
      <text:list xml:id="list3598248598" text:style-name="L4">
        <text:list-item>
          <text:p text:style-name="P31">Créer un fichier «search.php» contenant un champs de recherche.</text:p>
        </text:list-item>
        <text:list-item>
          <text:p text:style-name="P31">Lors le la soumission de ce formulaire, faite une recherche sur l’ensemble des articles et affichez ce résultat. Donnez vos requêtes pour :</text:p>
          <text:list>
            <text:list-item>
              <text:p text:style-name="P31">rechercher dans les titres uniquement</text:p>
            </text:list-item>
            <text:list-item>
              <text:p text:style-name="P31">rechercher dans les titres et les articles</text:p>
            </text:list-item>
          </text:list>
        </text:list-item>
        <text:list-item>
          <text:p text:style-name="P33">Affichez en premier les articles dont le mot recherché est dans le titre <text:span text:style-name="T27">(requête avec «</text:span><text:span text:style-name="T19">UNION</text:span><text:span text:style-name="T27">»)</text:span></text:p>
        </text:list-item>
        <text:list-item>
          <text:p text:style-name="P32">Comment votre système réagit-il avec plusieurs mots renseigné<text:span text:style-name="T26">s</text:span> ? Modifiez votre système pour qu’il puisse prendre en compte plusieurs mots quelque soit l’ordre de ces mots. <text:span text:style-name="T33">Vous pouvez séparé une chaine avec la fonction explode : </text:span><text:a xlink:type="simple" xlink:href="http://php.net/manual/fr/function.explode.php" text:style-name="Internet_20_link" text:visited-style-name="Visited_20_Internet_20_Link"><text:span text:style-name="T33">http://php.net/manual/fr/function.explode.php</text:span></text:a><text:span text:style-name="T33"> </text:span></text:p>
        </text:list-item>
      </text:list>
      <text:h text:style-name="P44" text:outline-level="3">Question <text:span text:style-name="T47">3</text:span>. <text:span text:style-name="T25">Identification </text:span></text:h>
      <text:list xml:id="list2535504232" text:style-name="L5">
        <text:list-item>
          <text:p text:style-name="P18"><text:span text:style-name="Source_20_Text"><text:span text:style-name="T5">Ajoutez une table «utilisateur» à votre base de données.</text:span></text:span></text:p>
        </text:list-item>
        <text:list-item>
          <text:p text:style-name="P18"><text:span text:style-name="Source_20_Text"><text:span text:style-name="T5">Créez un fichier «login.php» contenant un champs «login» et un champs «mot de passe».</text:span></text:span></text:p>
        </text:list-item>
        <text:list-item>
          <text:p text:style-name="P18"><text:span text:style-name="Source_20_Text"><text:span text:style-name="T5">Lors de la soumission du formulaire, vérifiez la validité du mot de passe.</text:span></text:span></text:p>
        </text:list-item>
        <text:list-item>
          <text:p text:style-name="P19"><text:span text:style-name="Source_20_Text"><text:span text:style-name="T5">Stocker l’identifiant en session. </text:span></text:span><text:span text:style-name="Source_20_Text"><text:span text:style-name="T15">Voir la documentation </text:span></text:span><text:a xlink:type="simple" xlink:href="http://php.net/manual/fr/session.examples.basic.php" text:style-name="Internet_20_link" text:visited-style-name="Visited_20_Internet_20_Link"><text:span text:style-name="Source_20_Text">http://php.net/manual/fr/session.examples.basic.php</text:span></text:a><text:span text:style-name="Source_20_Text"><text:span text:style-name="T15"> </text:span></text:span></text:p>
        </text:list-item>
        <text:list-item>
          <text:p text:style-name="P18"><text:span text:style-name="Source_20_Text"><text:span text:style-name="T5">Sur toutes les pages, dans l’entête, affichez le nom de utilisateur s’il est connecté, et un lien vers le login s’il ne l’est pas.</text:span></text:span></text:p>
        </text:list-item>
        <text:list-item>
          <text:p text:style-name="P18"><text:span text:style-name="Source_20_Text"><text:span text:style-name="T5">Avec ce système, que ce passe-t-il si l’on change le mot de passe de l’utilisateur ?</text:span></text:span></text:p>
        </text:list-item>
        <text:list-item>
          <text:p text:style-name="P20"><text:span text:style-name="Source_20_Text"><text:span text:style-name="T6">Modifiez votre système pour résoudre ce problème.</text:span></text:span></text:p>
        </text:list-item>
        <text:list-item>
          <text:p text:style-name="P21"><text:span text:style-name="Source_20_Text"><text:span text:style-name="T9">Si ce n’est pas déjà fait, utilisez la fonction de hash bcrypt </text:span></text:span><text:span text:style-name="Source_20_Text"><text:span text:style-name="T10">avec un sel</text:span></text:span><text:span text:style-name="Source_20_Text"><text:span text:style-name="T9">. <text:s/></text:span></text:span><text:a xlink:type="simple" xlink:href="http://php.net/manual/fr/function.password-hash.php" text:style-name="Internet_20_link" text:visited-style-name="Visited_20_Internet_20_Link"><text:span text:style-name="Source_20_Text">http://php.net/manual/fr/function.password-hash.php</text:span></text:a><text:span text:style-name="Source_20_Text"><text:span text:style-name="T9"> </text:span></text:span></text:p>
        </text:list-item>
      </text:list>
      <text:p text:style-name="P9"><text:span text:style-name="Source_20_Text"><text:span text:style-name="T6"/></text:span></text:p>
      <text:h text:style-name="Heading_20_3" text:outline-level="3"><text:span text:style-name="Source_20_Text"><text:span text:style-name="T28">Question </text:span></text:span><text:span text:style-name="Source_20_Text"><text:span text:style-name="T31">4</text:span></text:span><text:span text:style-name="Source_20_Text"><text:span text:style-name="T28">. </text:span></text:span><text:span text:style-name="Source_20_Text"><text:span text:style-name="T29">Modification article</text:span></text:span></text:h>
      <text:list xml:id="list435301020" text:style-name="L6">
        <text:list-item>
          <text:p text:style-name="P22"><text:span text:style-name="Source_20_Text"><text:span text:style-name="T7">Créez un fichier «article-edit.php» en partant de la même base que «article.php». Ce fichier permettra de modifier l’article.<text:line-break/></text:span></text:span><text:span text:style-name="Source_20_Text"><text:span text:style-name="T8">Sur les articles, ajoutez un lien «modifier» vers cette nouvelle page.</text:span></text:span></text:p>
        </text:list-item>
        <text:list-item>
          <text:p text:style-name="P22"><text:span text:style-name="Source_20_Text"><text:span text:style-name="T7">Fait en sorte que si un utilisateur non identifi</text:span></text:span><text:span text:style-name="Source_20_Text"><text:span text:style-name="T8">é</text:span></text:span><text:span text:style-name="Source_20_Text"><text:span text:style-name="T7"> tente d’accéder à cette page il </text:span></text:span><text:span text:style-name="Source_20_Text"><text:span text:style-name="T8">ait</text:span></text:span><text:span text:style-name="Source_20_Text"><text:span text:style-name="T7"> un message d’erreur.</text:span></text:span></text:p>
        </text:list-item>
        <text:list-item>
          <text:p text:style-name="P23"><text:span text:style-name="Source_20_Text"><text:span text:style-name="T7">Remplace</text:span></text:span><text:span text:style-name="Source_20_Text"><text:span text:style-name="T8">z</text:span></text:span><text:span text:style-name="Source_20_Text"><text:span text:style-name="T7"> le contenu de la page par un formulaire permettant de saisir le titre et le conte</text:span></text:span><text:span text:style-name="Source_20_Text"><text:span text:style-name="T8">nu de l’article.<text:line-break/></text:span></text:span><text:soft-page-break/><text:span text:style-name="Source_20_Text"><text:span text:style-name="T8">La valeur précédente du titre doit être mise dans l’attribut value de l’«input».<text:line-break/>La valeur précédente du contenu doit être mise entre l’ouverture et la fermeture de la balise «textarea».<text:line-break/>À la soumission du formulaire, </text:span></text:span><text:span text:style-name="Source_20_Text"><text:span text:style-name="T12">avec un bouton «Enregistrer»</text:span></text:span><text:span text:style-name="Source_20_Text"><text:span text:style-name="T8">, enregistrez les nouvelles valeurs dans la base.</text:span></text:span></text:p>
        </text:list-item>
        <text:list-item>
          <text:p text:style-name="P24"><text:span text:style-name="Source_20_Text"><text:span text:style-name="T11">Mettre le nom de la personne identifié à la place de celui de l’auteur et enregistré la date de dernière modification.</text:span></text:span></text:p>
        </text:list-item>
        <text:list-item>
          <text:p text:style-name="P23"><text:span text:style-name="Source_20_Text"><text:span text:style-name="T8">Dans votre formulaire, ajoutez la liste des catégories avec des cases à cocher (relation n-n) ou des boutons radio (relation 1-n).<text:line-break/>Voir </text:span></text:span><text:a xlink:type="simple" xlink:href="http://getbootstrap.com/css/#checkboxes-and-radios" text:style-name="Internet_20_link" text:visited-style-name="Visited_20_Internet_20_Link"><text:span text:style-name="Source_20_Text">http://getbootstrap.com/css/#checkboxes-and-radios</text:span></text:a><text:span text:style-name="Source_20_Text"><text:span text:style-name="T8"> pour le code HTML.<text:line-break/>À la soumission du formulaire, enregistrez ces informations dans la base.</text:span></text:span></text:p>
        </text:list-item>
        <text:list-item>
          <text:p text:style-name="P25"><text:span text:style-name="Source_20_Text"><text:span text:style-name="T12">Ajoutez dans votre table un champ «actif» dont la valeur par défaut est 0 (brouillon).<text:line-break/>Sur votre formulaire, ajouter un bouton «Publier» et faites en sorte que lors de la soumission du formulaire avec le bouton «Publier», le champs «actif» passe à 1.</text:span></text:span></text:p>
        </text:list-item>
        <text:list-item>
          <text:p text:style-name="P26"><text:span text:style-name="Source_20_Text"><text:span text:style-name="T13">Si l’article est publié, les boutons doivent être «Enregistrer» </text:span></text:span><text:span text:style-name="Source_20_Text"><text:span text:style-name="T14">(le statut reste à 1)</text:span></text:span><text:span text:style-name="Source_20_Text"><text:span text:style-name="T13"> et «Enregistrer comme brouillon» </text:span></text:span><text:span text:style-name="Source_20_Text"><text:span text:style-name="T14">(le statut repasse à 0)</text:span></text:span></text:p>
        </text:list-item>
        <text:list-item>
          <text:p text:style-name="P25"><text:span text:style-name="Source_20_Text"><text:span text:style-name="T12">Faites en sorte que vos pages index.php et category.php n’affiche que les articles dont le statut est à 1 </text:span></text:span><text:span text:style-name="Source_20_Text"><text:span text:style-name="T14">(publié)</text:span></text:span><text:span text:style-name="Source_20_Text"><text:span text:style-name="T12">.</text:span></text:span></text:p>
        </text:list-item>
        <text:list-item>
          <text:p text:style-name="P27"><text:span text:style-name="Source_20_Text"><text:span text:style-name="T16">Que se passe-t-il si plusieurs personnes modifie l’article en même temps ? Comment peut-on résoudre ce problème ?</text:span></text:span></text:p>
        </text:list-item>
      </text:list>
      <text:p text:style-name="P10"><text:span text:style-name="Source_20_Text"><text:span text:style-name="T16"/></text:span></text:p>
      <text:h text:style-name="Heading_20_3" text:outline-level="3"><text:span text:style-name="Source_20_Text"><text:span text:style-name="T34">Question </text:span></text:span><text:span text:style-name="Source_20_Text"><text:span text:style-name="T44">5</text:span></text:span><text:span text:style-name="Source_20_Text"><text:span text:style-name="T34">. Programmation Objet</text:span></text:span></text:h>
      <text:p text:style-name="Text_20_body"><text:span text:style-name="Source_20_Text"><text:span text:style-name="T34"/></text:span></text:p>
      <text:list xml:id="list2143697459" text:style-name="L7">
        <text:list-item>
          <text:p text:style-name="P34"><text:span text:style-name="Source_20_Text"><text:span text:style-name="T35">Créez un fichier </text:span></text:span><text:span text:style-name="Source_20_Text"><text:span text:style-name="T45">classes/</text:span></text:span><text:span text:style-name="Source_20_Text"><text:span text:style-name="T46">article.class.php</text:span></text:span><text:span text:style-name="Source_20_Text"><text:span text:style-name="T35"> dans lequel vous déclarez une classe </text:span></text:span><text:span text:style-name="Source_20_Text"><text:span text:style-name="T22">Article</text:span></text:span><text:span text:style-name="Source_20_Text"><text:span text:style-name="T35">. </text:span></text:span><text:span text:style-name="Source_20_Text"><text:span text:style-name="T37">N’oubliez pas d’inclure le fichier, dans le fichier </text:span></text:span><text:span text:style-name="Source_20_Text"><text:span text:style-name="T21">_config.php</text:span></text:span><text:span text:style-name="Source_20_Text"><text:span text:style-name="T37"> par exemple.</text:span></text:span></text:p>
        </text:list-item>
        <text:list-item>
          <text:p text:style-name="P34"><text:span text:style-name="Source_20_Text"><text:span text:style-name="T35">Modifier l’affichage de votre article pour que pdo vous récupère un object, instance de votre classe Article (</text:span></text:span><text:a xlink:type="simple" xlink:href="http://php.net/manual/fr/pdostatement.fetchall.php#example-1071" text:style-name="Internet_20_link" text:visited-style-name="Visited_20_Internet_20_Link"><text:span text:style-name="Source_20_Text"><text:span text:style-name="T35">http://php.net/manual/fr/pdostatement.fetchall.php#example-1071</text:span></text:span></text:a><text:span text:style-name="Source_20_Text"><text:span text:style-name="T35">)</text:span></text:span></text:p>
        </text:list-item>
        <text:list-item>
          <text:p text:style-name="P35"><text:span text:style-name="Source_20_Text"><text:span text:style-name="T36">Dans votre classe, ajoutez une méthode </text:span></text:span><text:span text:style-name="Source_20_Text"><text:span text:style-name="T20">getFormatedDate</text:span></text:span><text:span text:style-name="Source_20_Text"><text:span text:style-name="T36"> renvoyant la date de l’article au format </text:span></text:span><text:span text:style-name="Source_20_Text"><text:span text:style-name="T38">«</text:span></text:span><text:span text:style-name="Source_20_Text"><text:span text:style-name="T23">mardi 11 avril 2017»</text:span></text:span><text:span text:style-name="Source_20_Text"><text:span text:style-name="T38">.</text:span></text:span><text:span text:style-name="Source_20_Text"><text:span text:style-name="T36"> Voir la fonction date : </text:span></text:span><text:a xlink:type="simple" xlink:href="http://fr.php.net/manual/en/function.date.php" text:style-name="Internet_20_link" text:visited-style-name="Visited_20_Internet_20_Link"><text:span text:style-name="Source_20_Text"><text:span text:style-name="T36">http://fr.php.net/manual/en/function.date.php</text:span></text:span></text:a><text:span text:style-name="Source_20_Text"><text:span text:style-name="T36"> </text:span></text:span><text:span text:style-name="Source_20_Text"><text:span text:style-name="T37">Affichez la date sur votre page article en utilisant cette méthode.</text:span></text:span></text:p>
        </text:list-item>
        <text:list-item>
          <text:p text:style-name="P36"><text:span text:style-name="Source_20_Text"><text:span text:style-name="T37">Créez une méthode </text:span></text:span><text:span text:style-name="Source_20_Text"><text:span text:style-name="T21">getComments</text:span></text:span><text:span text:style-name="Source_20_Text"><text:span text:style-name="T37"> qui renvoie les commentaires lié à l’article. Utilisez là pour afficher vos commentaires.</text:span></text:span></text:p>
        </text:list-item>
        <text:list-item>
          <text:p text:style-name="P36"><text:span text:style-name="Source_20_Text"><text:span text:style-name="T37">Créez une méthode </text:span></text:span><text:span text:style-name="Source_20_Text"><text:span text:style-name="T21">addComment</text:span></text:span><text:span text:style-name="Source_20_Text"><text:span text:style-name="T37"> qui permet d’ajouter un commentaire à l’article, utilisez là, à la place de ce que vous avez fait.</text:span></text:span></text:p>
        </text:list-item>
        <text:list-item>
          <text:p text:style-name="P37"><text:span text:style-name="Source_20_Text"><text:span text:style-name="T39">Créez une méthode </text:span></text:span><text:span text:style-name="Source_20_Text"><text:span text:style-name="T24">getPermalink</text:span></text:span><text:span text:style-name="Source_20_Text"><text:span text:style-name="T39"> qui renvoie l’url de l’article. Et utilisez là autant que possible.</text:span></text:span></text:p>
        </text:list-item>
      </text:list>
      <text:p text:style-name="P11"><text:span text:style-name="Source_20_Text"><text:span text:style-name="T37"/></text:span></text:p>
      <text:h text:style-name="P45" text:outline-level="3"><text:span text:style-name="Source_20_Text"><text:span text:style-name="T37">Question </text:span></text:span><text:span text:style-name="Source_20_Text"><text:span text:style-name="T44">6</text:span></text:span><text:span text:style-name="Source_20_Text"><text:span text:style-name="T37">. </text:span></text:span><text:span text:style-name="Source_20_Text"><text:span text:style-name="T39">Url</text:span></text:span></text:h>
      <text:list xml:id="list1317439555" text:style-name="L8">
        <text:list-item>
          <text:p text:style-name="P38"><text:span text:style-name="Source_20_Text"><text:span text:style-name="T39">Ajoutez un champs «slug» dans votre table article. Nous allons stocker dans ce </text:span></text:span><text:soft-page-break/><text:span text:style-name="Source_20_Text"><text:span text:style-name="T39">champs un identifiant unique de l’article qui soit lisible. Par exemple si le titre de l’article est «Comment est réalisé un film d’animation 3D ?» devrait donner quelque chose comme : «comment-est-realise-un-film-danimation3d». Nous utiliserons cette valeur comme identifiant dans les URL à la place </text:span></text:span></text:p>
        </text:list-item>
        <text:list-item>
          <text:p text:style-name="P38"><text:span text:style-name="Source_20_Text"><text:span text:style-name="T39">Comment faire en sorte que la base de données vérifie l’unicité du champs ?</text:span></text:span></text:p>
        </text:list-item>
        <text:list-item>
          <text:p text:style-name="P38"><text:span text:style-name="Source_20_Text"><text:span text:style-name="T39">Au moment d’enregistrer un article, faite en sorte que ce champs se mette à jour automatiquement. </text:span></text:span><text:span text:style-name="Source_20_Text"><text:span text:style-name="T41">N’oubliez pas de vérifier l’unicité du champs ou de gérer l’erreur renvoyer par mysql.</text:span></text:span></text:p>
        </text:list-item>
        <text:list-item>
          <text:p text:style-name="P39"><text:span text:style-name="Source_20_Text"><text:span text:style-name="T39">Modifier votre </text:span></text:span><text:span text:style-name="Source_20_Text"><text:span text:style-name="T40">méthode </text:span></text:span><text:span text:style-name="Source_20_Text"><text:span text:style-name="T24">getPermalink</text:span></text:span><text:span text:style-name="Source_20_Text"><text:span text:style-name="T39"> </text:span></text:span><text:span text:style-name="Source_20_Text"><text:span text:style-name="T40">pour passer le slug en paramètre est plus l’id.</text:span></text:span></text:p>
        </text:list-item>
        <text:list-item>
          <text:p text:style-name="P39"><text:span text:style-name="Source_20_Text"><text:span text:style-name="T40">Modifier votre code pour que la page article retrouve l’article avec le slug et non <text:tab/>avec l’id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Mono1" svg:font-family="'Liberation Mono'" style:font-pitch="fixed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Ubuntu1" fo:font-family="Ubuntu" style:font-style-name="Gras" style:font-pitch="variable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521f32"/>
    </style:style>
    <style:style style:name="MT2" style:family="text">
      <style:text-properties officeooo:rsid="007e64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<text:span text:style-name="MT1">P</text:span> <text:span text:style-name="MT2">5</text:span> — Bases de Données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5.1$Linux_X86_64 LibreOffice_project/40m0$Build-1</meta:generator>
    <dc:date>2018-03-20T08:00:21.571565973</dc:date>
    <dc:creator>Nathanaël Martel</dc:creator>
    <meta:editing-duration>PT9H37M48S</meta:editing-duration>
    <meta:editing-cycles>84</meta:editing-cycles>
    <meta:document-statistic meta:table-count="0" meta:image-count="0" meta:object-count="0" meta:page-count="4" meta:paragraph-count="69" meta:word-count="1178" meta:character-count="7432" meta:non-whitespace-character-count="6352"/>
  </office:meta>
</office:document-meta>
</file>